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Arial" fo:font-size="10.5pt" fo:font-weight="bold" officeooo:rsid="000cd2b6" officeooo:paragraph-rsid="000cd2b6" style:font-size-asian="10.5pt" style:font-weight-asian="bold" style:font-size-complex="10.5pt" style:font-weight-complex="bold"/>
    </style:style>
    <style:style style:name="P2" style:family="paragraph" style:parent-style-name="Text_20_body">
      <style:text-properties style:font-name="Arial" fo:font-size="10.5pt" fo:font-weight="bold" officeooo:rsid="000fa376" officeooo:paragraph-rsid="000fa376" style:font-size-asian="10.5pt" style:font-weight-asian="bold" style:font-size-complex="10.5pt" style:font-weight-complex="bold"/>
    </style:style>
    <style:style style:name="P3" style:family="paragraph" style:parent-style-name="Text_20_body">
      <style:text-properties style:font-name="Arial" fo:font-size="10.5pt" fo:font-weight="bold" officeooo:rsid="0012e77d" officeooo:paragraph-rsid="0012e77d" style:font-size-asian="10.5pt" style:font-weight-asian="bold" style:font-size-complex="10.5pt" style:font-weight-complex="bold"/>
    </style:style>
    <style:style style:name="P4" style:family="paragraph" style:parent-style-name="Text_20_body">
      <style:text-properties style:font-name="Arial" fo:font-size="10.5pt" style:font-size-asian="10.5pt" style:font-size-complex="10.5pt"/>
    </style:style>
    <style:style style:name="P5" style:family="paragraph" style:parent-style-name="Text_20_body">
      <style:text-properties style:font-name="Arial" fo:font-size="10.5pt" officeooo:rsid="000cd2b6" officeooo:paragraph-rsid="000cd2b6" style:font-size-asian="10.5pt" style:font-size-complex="10.5pt"/>
    </style:style>
    <style:style style:name="P6" style:family="paragraph" style:parent-style-name="Text_20_body">
      <style:text-properties style:font-name="Arial" fo:font-size="10.5pt" officeooo:rsid="000fa376" officeooo:paragraph-rsid="000fa376" style:font-size-asian="10.5pt" style:font-size-complex="10.5pt"/>
    </style:style>
    <style:style style:name="P7" style:family="paragraph" style:parent-style-name="Text_20_body">
      <style:text-properties style:font-name="Arial" fo:font-size="10.5pt" officeooo:rsid="000fa376" officeooo:paragraph-rsid="000cd2b6" style:font-size-asian="10.5pt" style:font-size-complex="10.5pt"/>
    </style:style>
    <style:style style:name="P8" style:family="paragraph" style:parent-style-name="Text_20_body">
      <style:text-properties style:font-name="Arial" fo:font-size="10.5pt" officeooo:rsid="00144593" officeooo:paragraph-rsid="00144593" style:font-size-asian="10.5pt" style:font-size-complex="10.5pt"/>
    </style:style>
    <style:style style:name="P9" style:family="paragraph" style:parent-style-name="Text_20_body">
      <style:text-properties style:font-name="Arial" fo:font-size="10.5pt" fo:letter-spacing="-0.026cm" officeooo:paragraph-rsid="00144593" style:font-size-asian="10.5pt" style:font-size-complex="10.5pt"/>
    </style:style>
    <style:style style:name="P10" style:family="paragraph" style:parent-style-name="Text_20_body">
      <style:text-properties style:font-name="Arial" fo:font-size="10.5pt" fo:letter-spacing="-0.026cm" officeooo:rsid="00144593" officeooo:paragraph-rsid="00144593" style:font-size-asian="10.5pt" style:font-size-complex="10.5pt"/>
    </style:style>
    <style:style style:name="P11" style:family="paragraph" style:parent-style-name="Text_20_body">
      <style:text-properties style:font-name="Arial" fo:font-size="10.5pt" fo:font-weight="normal" officeooo:rsid="000fa376" officeooo:paragraph-rsid="000fa376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fo:font-weight="bold" officeooo:rsid="001b2cdc" officeooo:paragraph-rsid="00144593" style:font-size-asian="10pt" style:font-weight-asian="bold" style:font-size-complex="10pt" style:font-weight-complex="bold"/>
    </style:style>
    <style:style style:name="P13" style:family="paragraph" style:parent-style-name="Standard">
      <style:text-properties fo:font-size="10pt" officeooo:rsid="001b2cdc" officeooo:paragraph-rsid="00144593" style:font-size-asian="10pt" style:font-size-complex="10pt"/>
    </style:style>
    <style:style style:name="P14" style:family="paragraph" style:parent-style-name="Standard" style:list-style-name="L2">
      <style:text-properties officeooo:rsid="00178131" officeooo:paragraph-rsid="0012e77d"/>
    </style:style>
    <style:style style:name="P15" style:family="paragraph" style:parent-style-name="Standard" style:list-style-name="L2">
      <style:text-properties style:font-name="Arial" fo:font-size="10.5pt" fo:font-weight="bold" officeooo:rsid="00178131" officeooo:paragraph-rsid="0012e77d" style:font-size-asian="10.5pt" style:font-weight-asian="bold" style:font-size-complex="10.5pt" style:font-weight-complex="bold"/>
    </style:style>
    <style:style style:name="P16" style:family="paragraph" style:parent-style-name="Text_20_body" style:list-style-name="L1">
      <style:text-properties officeooo:paragraph-rsid="000cd2b6"/>
    </style:style>
    <style:style style:name="P17" style:family="paragraph" style:parent-style-name="Text_20_body" style:list-style-name="L1">
      <style:text-properties style:font-name="Arial" fo:font-size="10.5pt" officeooo:rsid="000cd2b6" officeooo:paragraph-rsid="000cd2b6" style:font-size-asian="10.5pt" style:font-size-complex="10.5pt"/>
    </style:style>
    <style:style style:name="P18" style:family="paragraph" style:parent-style-name="Text_20_body">
      <style:text-properties style:font-name="Arial" fo:font-size="10.5pt" fo:font-weight="bold" officeooo:rsid="0012e77d" officeooo:paragraph-rsid="0012e77d" style:font-size-asian="10.5pt" style:font-weight-asian="bold" style:font-size-complex="10.5pt" style:font-weight-complex="bold"/>
    </style:style>
    <style:style style:name="T1" style:family="text">
      <style:text-properties fo:letter-spacing="-0.026cm"/>
    </style:style>
    <style:style style:name="T2" style:family="text">
      <style:text-properties fo:letter-spacing="-0.026cm" officeooo:rsid="000cd2b6"/>
    </style:style>
    <style:style style:name="T3" style:family="text">
      <style:text-properties fo:letter-spacing="-0.026cm" officeooo:rsid="00144593"/>
    </style:style>
    <style:style style:name="T4" style:family="text">
      <style:text-properties fo:letter-spacing="-0.026cm" officeooo:rsid="001741ae"/>
    </style:style>
    <style:style style:name="T5" style:family="text">
      <style:text-properties fo:letter-spacing="-0.026cm" fo:font-weight="bold" officeooo:rsid="00144593" style:font-weight-asian="bold" style:font-weight-complex="bold"/>
    </style:style>
    <style:style style:name="T6" style:family="text">
      <style:text-properties fo:letter-spacing="-0.026cm" fo:font-weight="bold" officeooo:rsid="000cd2b6" style:font-weight-asian="bold" style:font-weight-complex="bold"/>
    </style:style>
    <style:style style:name="T7" style:family="text">
      <style:text-properties officeooo:rsid="000eb9ae"/>
    </style:style>
    <style:style style:name="T8" style:family="text">
      <style:text-properties officeooo:rsid="000fa376"/>
    </style:style>
    <style:style style:name="T9" style:family="text">
      <style:text-properties style:font-name="Arial" fo:font-size="10.5pt" officeooo:rsid="000cd2b6" style:font-size-asian="10.5pt" style:font-size-complex="10.5pt"/>
    </style:style>
    <style:style style:name="T10" style:family="text">
      <style:text-properties style:font-name="Arial" fo:font-size="10.5pt" officeooo:rsid="000fa376" style:font-size-asian="10.5pt" style:font-size-complex="10.5pt"/>
    </style:style>
    <style:style style:name="T11" style:family="text">
      <style:text-properties style:font-name="Arial" fo:font-size="10.5pt" fo:font-weight="bold" officeooo:rsid="000cd2b6" style:font-size-asian="10.5pt" style:font-weight-asian="bold" style:font-size-complex="10.5pt" style:font-weight-complex="bold"/>
    </style:style>
    <style:style style:name="T12" style:family="text">
      <style:text-properties fo:font-style="italic" fo:font-weight="bold" officeooo:rsid="00189606" style:font-style-asian="italic" style:font-weight-asian="bold" style:font-style-complex="italic" style:font-weight-complex="bold"/>
    </style:style>
    <style:style style:name="T13" style:family="text">
      <style:text-properties officeooo:rsid="0018960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741ae" style:font-weight-asian="bold" style:font-weight-complex="bold"/>
    </style:style>
    <style:style style:name="T16" style:family="text">
      <style:text-properties fo:font-weight="bold" officeooo:rsid="00178131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44593" style:font-weight-asian="normal" style:font-weight-complex="normal"/>
    </style:style>
    <style:style style:name="T19" style:family="text">
      <style:text-properties fo:font-style="normal" officeooo:rsid="00144593" style:font-style-asian="normal" style:font-style-complex="normal"/>
    </style:style>
    <style:style style:name="T20" style:family="text">
      <style:text-properties officeooo:rsid="00178131"/>
    </style:style>
    <style:style style:name="T21" style:family="text">
      <style:text-properties officeooo:rsid="00144593"/>
    </style:style>
    <style:style style:name="T22" style:family="text">
      <style:text-properties officeooo:rsid="0015de08"/>
    </style:style>
    <style:style style:name="T23" style:family="text">
      <style:text-properties officeooo:rsid="001741a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Aula </text:span>Exercícios Polimorfismo</text:p>
      <text:p text:style-name="P1"/>
      <text:p text:style-name="P13">import java.text.DecimalFormat;</text:p>
      <text:p text:style-name="P13"/>
      <text:p text:style-name="P13">public abstract class Conta {</text:p>
      <text:p text:style-name="P13"><text:tab/>protected int numero;</text:p>
      <text:p text:style-name="P13"><text:tab/>protected Cliente dono;</text:p>
      <text:p text:style-name="P13"><text:tab/>protected double saldo;</text:p>
      <text:p text:style-name="P13"><text:tab/></text:p>
      <text:p text:style-name="P13"><text:tab/>Conta (int numero, Cliente dono) {</text:p>
      <text:p text:style-name="P13"><text:tab/><text:tab/>this.numero = numero;</text:p>
      <text:p text:style-name="P13"><text:tab/><text:tab/>this.dono = dono;</text:p>
      <text:p text:style-name="P13"><text:tab/><text:tab/>this.saldo = 0;</text:p>
      <text:p text:style-name="P13"><text:tab/>}</text:p>
      <text:p text:style-name="P13"><text:tab/></text:p>
      <text:p text:style-name="P13"><text:tab/>public void sacar(double valor) {</text:p>
      <text:p text:style-name="P13"><text:tab/><text:tab/>saldo = saldo - valor;</text:p>
      <text:p text:style-name="P13"><text:tab/>}</text:p>
      <text:p text:style-name="P13"><text:tab/></text:p>
      <text:p text:style-name="P13"><text:tab/>public void depositar(double valor) {</text:p>
      <text:p text:style-name="P13"><text:tab/><text:tab/>saldo = saldo + valor;</text:p>
      <text:p text:style-name="P13"><text:tab/>}</text:p>
      <text:p text:style-name="P13"><text:tab/></text:p>
      <text:p text:style-name="P13"><text:tab/>public abstract void transferir(double valor, Conta destino);</text:p>
      <text:p text:style-name="P13"><text:tab/></text:p>
      <text:p text:style-name="P13"><text:tab/></text:p>
      <text:p text:style-name="P13"><text:tab/>public void setSaldo(double valor) {</text:p>
      <text:p text:style-name="P13"><text:tab/><text:tab/>saldo = valor;</text:p>
      <text:p text:style-name="P13"><text:tab/>}</text:p>
      <text:p text:style-name="P13"><text:tab/></text:p>
      <text:p text:style-name="P13"><text:tab/>public double getSaldo() {</text:p>
      <text:p text:style-name="P13"><text:tab/><text:tab/>return saldo;</text:p>
      <text:p text:style-name="P13"><text:tab/>}</text:p>
      <text:p text:style-name="P13"><text:tab/></text:p>
      <text:p text:style-name="P13"><text:tab/>public String toString() {</text:p>
      <text:p text:style-name="P13"><text:tab/><text:tab/>DecimalFormat df = new DecimalFormat("#0.00"); <text:s/></text:p>
      <text:p text:style-name="P13"><text:tab/><text:tab/>return "Número : " + numero + " - Cliente : " + dono.getNome() + "-" + dono.getTelefone() + " - saldo : " + df.format(saldo);</text:p>
      <text:p text:style-name="P13"><text:tab/>}</text:p>
      <text:p text:style-name="P13"/>
      <text:p text:style-name="P12">}</text:p>
      <text:p text:style-name="P1"/>
      <text:p text:style-name="P4">1) <text:span text:style-name="T3">Dada a classe abstrata </text:span><text:span text:style-name="T5">Conta</text:span><text:span text:style-name="T3">, faça:</text:span></text:p>
      <text:p text:style-name="P9">2) <text:span text:style-name="T20">criar uma classe </text:span><text:span text:style-name="T16">Cliente</text:span><text:span text:style-name="T20"> com os atributos </text:span><text:span text:style-name="T12">privates</text:span><text:span text:style-name="T20"> nome e telefone, <text:s/>e gerar os métodos necessários para acesso aos atributos <text:s/>de </text:span><text:span text:style-name="T16">Cliente</text:span><text:span text:style-name="T20">;;</text:span></text:p>
      <text:p text:style-name="P10">3) Criar um construtor para a classe <text:span text:style-name="T14">Cliente</text:span>;</text:p>
      <text:p text:style-name="P4"><text:span text:style-name="T1">4) Criar </text:span><text:span text:style-name="T2">duas subclasses </text:span><text:span text:style-name="T4">de Conta: </text:span><text:span text:style-name="T2"><text:s/></text:span><text:span text:style-name="T6">ContaCorrente</text:span><text:span text:style-name="T2"> e </text:span><text:span text:style-name="T6">ContaPoupanca</text:span></text:p>
      <text:list xml:id="list2473839482555593791" text:style-name="L1">
        <text:list-item>
          <text:p text:style-name="P17">A classe <text:span text:style-name="T14">ContaCorrente</text:span> deverá ter os métodos <text:span text:style-name="T14">sacar</text:span> e <text:span text:style-name="T14">depositar</text:span> sobrescritos pois todo saque ou depósito de uma conta corrente deve cobrar uma taxa de R$ 0,05.</text:p>
        </text:list-item>
        <text:list-item>
          <text:p text:style-name="P16"><text:span text:style-name="T10">A</text:span><text:span text:style-name="T9"> classe </text:span><text:span text:style-name="T11">ContaPoupanca</text:span><text:span text:style-name="T9"> deve ter um método chamado </text:span><text:span text:style-name="T11">atualizaSaldo</text:span><text:span text:style-name="T9"> que recebe um percentual e atualiza o saldo da conta.</text:span></text:p>
        </text:list-item>
      </text:list>
      <text:p text:style-name="P5">5) Criar a classe <text:span text:style-name="T14">TestaConta</text:span> que declare duas referências a objetos do tipo <text:span text:style-name="T14">Conta</text:span>, sendo que uma será uma instância de <text:span text:style-name="T14">ContaCorrente</text:span> e a outra de <text:span text:style-name="T14">ContaPoupanca</text:span>.</text:p>
      <text:p text:style-name="P5"><text:soft-page-break/><text:span text:style-name="T21">6</text:span>) Para cada conta, invoque os métodos <text:span text:style-name="T14">depositar</text:span>, <text:span text:style-name="T14">sacar</text:span> e veja os resultados. <text:span text:style-name="T7">Observe as diferenças nos métodos chamados.</text:span></text:p>
      <text:p text:style-name="P5"><text:span text:style-name="T21">7</text:span>) Para o objeto da <text:span text:style-name="T14">ContaPoupanca</text:span>, invoque o método <text:span text:style-name="T14">atualiza</text:span><text:span text:style-name="T15">Saldo</text:span> passando um valor e veja o resultado. Observe que haverá a necessidade de usar o casting.</text:p>
      <text:p text:style-name="P5"><text:span text:style-name="T21">8</text:span>) Altere a declaração das contas para seus tipos próprios, retire o casting e veja os resultados.</text:p>
      <text:p text:style-name="P8">9) Implemente o método <text:span text:style-name="T14">transferir</text:span></text:p>
      <text:p text:style-name="P6">1<text:span text:style-name="T21">0</text:span>) Crie outras contas dos dois tipos e use o método transferir entre elas. Execute e veja os resultados. Observe que o método transferir também precisa aplicar as taxas de depósito e saque nas devidas contas.</text:p>
      <text:p text:style-name="P7">1<text:span text:style-name="T21">1</text:span>) Crie outra subclasse de ContaCorrente que se refere à <text:span text:style-name="T14">ContaSalario</text:span>. Este tipo de conta tem uma diferenciação com relação à taxa cobrada em cada transação (saque e depósito). A taxa deixa de ser R$ 0,05 e passa a ser R$ 0,01. </text:p>
      <text:p text:style-name="P6">1<text:span text:style-name="T21">2</text:span>) Na classe <text:span text:style-name="T14">TestaConta</text:span>, declare contas do tipo <text:span text:style-name="T14">ContaSalario</text:span>, configure seus dados e invoque os métodos <text:span text:style-name="T14">sacar</text:span>, <text:span text:style-name="T14">depositar</text:span> e <text:span text:style-name="T14">transferir</text:span> avaliando os resultados.</text:p>
      <text:p text:style-name="P6">1<text:span text:style-name="T21">3</text:span>) Faça transferência entre contas de tipos diferentes e avalie os resultados. Veja se os cálculos das taxas estão corretos.</text:p>
      <text:p text:style-name="P11">1<text:span text:style-name="T21">4</text:span>) Mostre sempre os saldos no final de cada operação para verificar o resultado <text:span text:style-name="T23">(use o toString)</text:span>.</text:p>
      <text:p text:style-name="P3"><text:span text:style-name="T17"/></text:p>
      <text:p text:style-name="P3"><text:span text:style-name="T17">1</text:span><text:span text:style-name="T18">5</text:span><text:span text:style-name="T17">) </text:span><text:span text:style-name="T18">Implemente nova Classe com o método main que</text:span><text:span text:style-name="T21">:</text:span></text:p>
      <text:list xml:id="list7585098542355075934" text:style-name="L2">
        <text:list-item>
          <text:list>
            <text:list-item>
              <text:p text:style-name="P14"><text:span text:style-name="T19">Tenha uma</text:span> interface para pedir os dados da Conta e do Cliente (<text:span text:style-name="T22">use </text:span>JoptionPane);</text:p>
              <text:p text:style-name="P14"/>
            </text:list-item>
            <text:list-item>
              <text:p text:style-name="P14">Ler os dados até que o usuário digite o número da conta = 0;</text:p>
              <text:p text:style-name="P14"/>
            </text:list-item>
            <text:list-item>
              <text:p text:style-name="P14">Solicitar um tipo de conta (1-Corrente, 2-Conta Salário ou 3-poupança);</text:p>
              <text:p text:style-name="P14"/>
            </text:list-item>
            <text:list-item>
              <text:p text:style-name="P14">Receber os dados, instanciar um Cliente com os dados de entrada do cliente, e instanciar a conta de acordo com o tipo informado (ContaCorrente, ContaPoupanca <text:span text:style-name="T13">ou ContaSalário</text:span>);</text:p>
              <text:p text:style-name="P14"/>
            </text:list-item>
            <text:list-item>
              <text:p text:style-name="P14">Armazenar os dados recebidos em um Array de Contas;</text:p>
              <text:p text:style-name="P14"/>
            </text:list-item>
            <text:list-item>
              <text:p text:style-name="P14">Ao final do cadastro, o programa deve percorrer o Array e mostrar todas as contas cadastradas com todos os seus dados <text:span text:style-name="T13">(usar o método toString)</text:span>;</text:p>
              <text:p text:style-name="P15"/>
            </text:list-item>
          </text:list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21:14:28.388000000</meta:creation-date>
    <dc:date>2022-06-28T12:57:40.790000000</dc:date>
    <meta:editing-duration>PT37M33S</meta:editing-duration>
    <meta:editing-cycles>9</meta:editing-cycles>
    <meta:generator>LibreOffice/5.0.6.3$Windows_X86_64 LibreOffice_project/490fc03b25318460cfc54456516ea2519c11d1aa</meta:generator>
    <meta:document-statistic meta:table-count="0" meta:image-count="0" meta:object-count="0" meta:page-count="2" meta:paragraph-count="66" meta:word-count="564" meta:character-count="3349" meta:non-whitespace-character-count="2803"/>
  </office:meta>
</office:document-meta>
</file>